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margin-left="0.0102in" fo:margin-right="0in" fo:line-height="200%" fo:text-align="start" style:justify-single-word="false" fo:text-indent="0.1618in" style:auto-text-indent="false" style:writing-mode="lr-tb"/>
      <style:text-properties style:text-underline-style="none" fo:font-weight="normal" style:font-weight-asian="normal" style:font-weight-complex="normal"/>
    </style:style>
    <style:style style:name="P2" style:family="paragraph" style:parent-style-name="Standard">
      <style:paragraph-properties fo:margin-left="0.0102in" fo:margin-right="0in" fo:line-height="200%" fo:text-align="start" style:justify-single-word="false" fo:text-indent="0.1618in" style:auto-text-indent="false" style:writing-mode="lr-tb"/>
      <style:text-properties fo:language="en" fo:country="US" style:text-underline-style="none" fo:font-weight="normal" style:font-weight-asian="normal" style:font-weight-complex="normal"/>
    </style:style>
    <style:style style:name="P3" style:family="paragraph" style:parent-style-name="Standard">
      <style:paragraph-properties fo:margin-left="0.0138in" fo:margin-right="0.0075in" fo:line-height="200%" fo:text-align="start" style:justify-single-word="false" fo:text-indent="0.1547in" style:auto-text-indent="false" style:writing-mode="lr-tb">
        <style:tab-stops>
          <style:tab-stop style:position="6.4571in"/>
        </style:tab-stops>
      </style:paragraph-properties>
    </style:style>
    <style:style style:name="P4" style:family="paragraph" style:parent-style-name="Standard">
      <style:paragraph-properties fo:line-height="200%" fo:text-align="center" style:justify-single-word="false" style:writing-mode="lr-tb"/>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margin-left="0in" fo:margin-right="0in" fo:line-height="200%" fo:text-align="start" style:justify-single-word="false" fo:text-indent="0in" style:auto-text-indent="false" style:writing-mode="lr-tb">
        <style:tab-stops>
          <style:tab-stop style:position="0.1772in"/>
        </style:tab-stops>
      </style:paragraph-properties>
      <style:text-properties style:text-underline-style="none" fo:font-weight="normal" style:font-weight-asian="normal" style:font-weight-complex="normal"/>
    </style:style>
    <style:style style:name="T1" style:family="text">
      <style:text-properties fo:language="en" fo:country="US"/>
    </style:style>
    <style:style style:name="T2" style:family="text">
      <style:text-properties officeooo:rsid="000039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Pyrostasis Resurrection – Part VIII </text:p>
      <text:p text:style-name="P4">The Hive Unveiled </text:p>
      <text:p text:style-name="P5"><text:tab/>Each mind is an entire world of its own.</text:p>
      <text:p text:style-name="P5"><text:tab/>Cpl. Kacey Collins was attending an interview in the psyion office. A cube shaped room in opposition to the hexagonal corridors.</text:p>
      <text:p text:style-name="P1">“Tell me Kacey, so I may understand better – what is this hive on core planet earth?” The psyion asked.</text:p>
      <text:p text:style-name="P1">“It is an amorphous bubble, protected by a continent-sized dome, rising to 26 km at some points. The dome has its own artificial ozone layer. Inside the dome there is a cytoplasm bubble enclosed within a membrane which is sensitive to salt water. The membrane outer side is hydrophobic and the inner side is hydrophilic. The dome's cytoplasm is being fed by micro-organism filled tubes. They are auto-tropic phytoplankton which generates glucose by micro-bulbs through photo-synthesis. The side effect of the former process is also the release of oxygen into the mixture of fluids in the form of tiny bubbles. Vitamins are produced by micro-organisms such as E. Colli and other transmuted plasmidic engineered bacteria.”</text:p>
      <text:p text:style-name="P1">"Can you elaborate a little?” </text:p>
      <text:p text:style-name="P1">“Minerals are extracted from the earth, especially Sodium Chloride and Potassium Chloride in particular as basic salts. These salts are truly a main ingredient of the neuron pathways, as a change in the equilibrium of one ingredient over the other will result in a neuron activation, firing an electric charge that will send a neuro-transmitter to a neuro-receptor.”</text:p>
      <text:p text:style-name="P1">"So it's basically a pile of brains floating in a bubble in disarray?” </text:p>
      <text:p text:style-name="P1">“Not exactly, the brains are connected in <text:span text:style-name="T2">tetrahedral</text:span>, triangular pyramids, one raw straight-up, and the one on top of it is vertically inverted (triangular bases pointing upside). The connection between the brains is by artificial neural pathways, that engineers connect before the endocytosis process takes place. Each brain is connected thus way to four neighbours directly, and to the rest <text:soft-page-break/>indirectly. A brain can choose to exocytose, by himself, or by engineers who do maintenance works on the infra-structure levels.”</text:p>
      <text:p text:style-name="P1">"What about insertion or extraction from biological or cyborg bodies?”</text:p>
      <text:p text:style-name="P1">“A simple surgery is needed to connect an ejected brain to a biologic body and vice versa. Thoughts or orgasms move in the hive like tidal waves. It starts as a ripple effect in a puddle but soon can become a wave. Thoughts and sensations spread through the entire hive. It could take up to a few hours to get from one side to the other.”</text:p>
      <text:p text:style-name="P1">“Give me examples of brain activity carried out in the hive.” </text:p>
      <text:p text:style-name="P1">“An example of a male brain activity:</text:p>
      <text:p text:style-name="P1">Thought...Orgasm...Thought...Orgasm...No thought...Thought....</text:p>
      <text:p text:style-name="P1">An example of a female brain activity:</text:p>
      <text:p text:style-name="P1">Thought...Thought...Thought...Orgasm...Orgasm...Orgasm...Thought...”</text:p>
      <text:p text:style-name="P1">“<text:span text:style-name="T1">Can you be a bit more specific?”</text:span></text:p>
      <text:p text:style-name="P1"><text:span text:style-name="T1">“</text:span>Male brains needs a reduction to binary states, everything must be divided into zero and ones, good or bad, black or white, red or yellow.</text:p>
      <text:p text:style-name="P1">Female brains can name each and every one of 16.77 millions shades of colours of the visible light spectrum, plus their thoughts do not need reduction to binary terms.</text:p>
      <text:p text:style-name="P1">Male perspective on the other hand is still limited to constructs of the RGB model but with much more limited way of referring to the different shades of the visible rainbow.”</text:p>
      <text:p text:style-name="P1">“<text:span text:style-name="T1">Poor men, what will they do? How do you explain my kind, or more likely, why are we fighting this endless war in the first place?”</text:span></text:p>
      <text:p text:style-name="P1"><text:span text:style-name="T1">“</text:span>In order to protect the status quo of the hive, especially under an extra-terrestrial effects, the humans created the race of Generiens. Generiens are artificial human beings as products of artificial <text:s/>genetic engineering, hence their name. In general they are devoid of emotions, they don't care if they live or die. The perfection of their genome has limited the creation of recessive traits such as phenotypes of eye colour, hair colour, multi-allele traits such as <text:s/>height, weight, breast size in <text:soft-page-break/>females, facial hair in males and so on. This limitation means that in order to get a recessive trait such as colour blindness, a human is needed instead of a generien.”</text:p>
      <text:p text:style-name="P1">"<text:span text:style-name="T1">What is the power source of this so called-hive?”</text:span> </text:p>
      <text:p text:style-name="P1">“Electricity to the entire grid of brains goes from synapse to synapse with the aid of neurotransmitters and neuroreceptors such as serotonin and adrenalin. The source of external power <text:s/>supply is generated through heat abstraction units, and by photo electric cells that generate electricity by the light of the micro-bulbs in the feeding tubes of the grid infrastructure.”</text:p>
      <text:p text:style-name="P1">“<text:span text:style-name="T1">So it's a self sustained closed circle system, the light is used to both generate food and electricity. What about waste, is there some kind of mechanism to reduce it?”</text:span></text:p>
      <text:p text:style-name="P1"><text:span text:style-name="T1">“</text:span>Everything is recycled, including energy, living tissues, dead tissues that can be re-used. Proteins break into amino-acids, fats into tri-glyceride, carbohydrates to carbon based molecules and water. Heat serve as a secondary power source after the photo electric cells. There is heat extractors and heat dividers to keep the whole system at 36.7 Celsius degrees twenty four seven.”</text:p>
      <text:p text:style-name="P1">"<text:span text:style-name="T1">What about the future, how do you multiply in such an environment?”</text:span></text:p>
      <text:p text:style-name="P1">“Reproduction is carried out in outside underground chambers. After miosis takes place, the gametes are joined in an artificial embryo sack. The new-borns live a supposedly normal-life until the age of 18 when they can choose to integrate into the hive or choose an alternative route, such as a military career, political career outside the dome, or teachers for the underlings for example. The majority of politics happens within the hive, as the collective entity of the brains decide. There is anarchy of the old world, in the way the ancient Greeks saw it. An order within the disorder. The collective mind serves as its own veto force, against itself.”</text:p>
      <text:p text:style-name="P1">“<text:span text:style-name="T1">What about outer-hive life?”</text:span></text:p>
      <text:p text:style-name="P1"><text:span text:style-name="T1">“</text:span>The outer hive politics is mainly concerned with off-world threats such as the Kerrahh or hell-believer clans outside activity. There are surges of defiance inside the hive but they are usually negated by the power of the collective mind. Each continent's hive is represented in the outer dome government for outside issues.”</text:p>
      <text:p text:style-name="P1"><text:soft-page-break/>"<text:span text:style-name="T1">Let's go back to this weird issue you raised earlier, the orgasm, is it necessarily sexual-oriented?”</text:span></text:p>
      <text:p text:style-name="P3">“The orgasm could be replaced by psycho-somatic effects of either alcohol, nicotine, caffeine or drugs. Any substance that used to be illegal in one time or another. The substance itself does not exist but it's psycho-somatic effects, affects the brains who wishes to be affected.”</text:p>
      <text:p text:style-name="P3">"<text:span text:style-name="T1">How about water supply?”</text:span></text:p>
      <text:p text:style-name="P1">“Water pumps are activated by ocean tidal waves, and solar plates (photo-electric cells). Wind traps power the water pumps in mountainous areas and conserve energy in energy silos. Ocean salt water transforms to "sweet water"<text:span text:style-name="T1"> by a desalination process that decreases the salination to 0.9% of the solution.</text:span> The pumps are used to maintain the general humidity of the cytoplasm. The tubes are engulfed by an external power circuitry that works in the event of a brain exocytose. The micro-tubes and wires reach every brain and a potential brain location of the array.”</text:p>
      <text:p text:style-name="P1">"<text:span text:style-name="T1">During this interview I felt a deep connection to a certain Cpl. Ophelia Summer, a feeling of joy intermixed with sadness, why is that?”</text:span></text:p>
      <text:p text:style-name="P2">"You're a generien, you'll never understand these kind of feelings I have.”</text:p>
      <text:p text:style-name="P2">"Possibly, but they seem to be one-sided, you feel them and she does not, or at least not in the way you may have wanted them to take place.”</text:p>
      <text:p text:style-name="P2">"It's called unrequited love. May I leave now?”</text:p>
      <text:p text:style-name="P2">"You may if you don't want to elaborate on the last subject.”</text:p>
      <text:p text:style-name="P2">"It's too painful to talk to a firewall of emotions, I'll take my leave now.”</text:p>
      <text:p text:style-name="P2">"Please do. I have other patients to see anyhow.”</text:p>
      <text:p text:style-name="P2">Back into the hexagonal corridor of the base – a shape which invited death to lurk in the vici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none"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Obliterator</meta:initial-creator>
    <meta:creation-date>2008-10-30T01:35:24.26</meta:creation-date>
    <dc:date>2013-10-30T23:35:43.563229438</dc:date>
    <dc:creator>OoZooL </dc:creator>
    <meta:editing-duration>PT2H5M39S</meta:editing-duration>
    <meta:editing-cycles>8</meta:editing-cycles>
    <meta:generator>LibreOffice/4.1.2.3$Linux_X86_64 LibreOffice_project/410$Build-3</meta:generator>
    <meta:printed-by>OoZooL Obliterator</meta:printed-by>
    <meta:print-date>2008-10-30T02:57:45.73</meta:print-date>
    <meta:document-statistic meta:table-count="0" meta:image-count="0" meta:object-count="0" meta:page-count="4" meta:paragraph-count="43" meta:word-count="1278" meta:character-count="7746" meta:non-whitespace-character-count="6497"/>
    <meta:user-defined meta:name="Info 1"/>
    <meta:user-defined meta:name="Info 2"/>
    <meta:user-defined meta:name="Info 3"/>
    <meta:user-defined meta:name="Info 4"/>
  </office:meta>
</office:document-meta>
</file>